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mesMailetLoade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MailetLoader.getMailet( String mailetName , Configuration configu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